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796cm" style:rel-column-width="22343*"/>
    </style:style>
    <style:style style:name="Tabla1.B" style:family="table-column">
      <style:table-column-properties style:column-width="11.204cm" style:rel-column-width="43192*"/>
    </style:style>
    <style:style style:name="Tabla1.A1" style:family="table-cell">
      <style:table-cell-properties fo:background-color="#b2ffff" fo:padding="0.097cm" fo:border-left="0.5pt solid #0099ff" fo:border-right="none" fo:border-top="0.5pt solid #0099ff" fo:border-bottom="0.5pt solid #0099ff">
        <style:background-image/>
      </style:table-cell-properties>
    </style:style>
    <style:style style:name="Tabla1.B1" style:family="table-cell">
      <style:table-cell-properties fo:background-color="#b2ffff" fo:padding="0.097cm" fo:border="0.5pt solid #0099ff">
        <style:background-image/>
      </style:table-cell-properties>
    </style:style>
    <style:style style:name="Tabla1.A2" style:family="table-cell">
      <style:table-cell-properties fo:padding="0.097cm" fo:border-left="0.5pt solid #0099ff" fo:border-right="none" fo:border-top="none" fo:border-bottom="0.5pt solid #0099ff"/>
    </style:style>
    <style:style style:name="Tabla1.B2" style:family="table-cell">
      <style:table-cell-properties fo:padding="0.097cm" fo:border-left="0.5pt solid #0099ff" fo:border-right="0.5pt solid #0099ff" fo:border-top="none" fo:border-bottom="0.5pt solid #0099ff"/>
    </style:style>
    <style:style style:name="Tabla1.A3" style:family="table-cell">
      <style:table-cell-properties fo:padding="0.097cm" fo:border-left="0.5pt solid #0099ff" fo:border-right="none" fo:border-top="none" fo:border-bottom="0.5pt solid #0099ff"/>
    </style:style>
    <style:style style:name="Tabla1.B3" style:family="table-cell">
      <style:table-cell-properties fo:padding="0.097cm" fo:border-left="0.5pt solid #0099ff" fo:border-right="0.5pt solid #0099ff" fo:border-top="none" fo:border-bottom="0.5pt solid #0099ff"/>
    </style:style>
    <style:style style:name="Tabla1.A4" style:family="table-cell">
      <style:table-cell-properties fo:padding="0.097cm" fo:border-left="0.5pt solid #0099ff" fo:border-right="none" fo:border-top="none" fo:border-bottom="0.5pt solid #0099ff"/>
    </style:style>
    <style:style style:name="Tabla1.B4" style:family="table-cell">
      <style:table-cell-properties fo:padding="0.097cm" fo:border-left="0.5pt solid #0099ff" fo:border-right="0.5pt solid #0099ff" fo:border-top="none" fo:border-bottom="0.5pt solid #0099ff"/>
    </style:style>
    <style:style style:name="Tabla1.A5" style:family="table-cell">
      <style:table-cell-properties fo:padding="0.097cm" fo:border-left="0.5pt solid #0099ff" fo:border-right="none" fo:border-top="none" fo:border-bottom="0.5pt solid #0099ff"/>
    </style:style>
    <style:style style:name="Tabla1.B5" style:family="table-cell">
      <style:table-cell-properties fo:padding="0.097cm" fo:border-left="0.5pt solid #0099ff" fo:border-right="0.5pt solid #0099ff" fo:border-top="none" fo:border-bottom="0.5pt solid #0099ff"/>
    </style:style>
    <style:style style:name="Tabla1.A6" style:family="table-cell">
      <style:table-cell-properties fo:padding="0.097cm" fo:border-left="0.5pt solid #0099ff" fo:border-right="none" fo:border-top="none" fo:border-bottom="0.5pt solid #0099ff"/>
    </style:style>
    <style:style style:name="Tabla1.B6" style:family="table-cell">
      <style:table-cell-properties fo:padding="0.097cm" fo:border-left="0.5pt solid #0099ff" fo:border-right="0.5pt solid #0099ff" fo:border-top="none" fo:border-bottom="0.5pt solid #0099ff"/>
    </style:style>
    <style:style style:name="Tabla1.A7" style:family="table-cell">
      <style:table-cell-properties fo:padding="0.097cm" fo:border-left="0.5pt solid #0099ff" fo:border-right="none" fo:border-top="none" fo:border-bottom="0.5pt solid #0099ff"/>
    </style:style>
    <style:style style:name="Tabla1.B7" style:family="table-cell">
      <style:table-cell-properties fo:padding="0.097cm" fo:border-left="0.5pt solid #0099ff" fo:border-right="0.5pt solid #0099ff" fo:border-top="none" fo:border-bottom="0.5pt solid #0099ff"/>
    </style:style>
    <style:style style:name="Tabla1.A8" style:family="table-cell">
      <style:table-cell-properties fo:padding="0.097cm" fo:border-left="0.5pt solid #0099ff" fo:border-right="none" fo:border-top="none" fo:border-bottom="0.5pt solid #0099ff"/>
    </style:style>
    <style:style style:name="Tabla1.B8" style:family="table-cell">
      <style:table-cell-properties fo:padding="0.097cm" fo:border-left="0.5pt solid #0099ff" fo:border-right="0.5pt solid #0099ff" fo:border-top="none" fo:border-bottom="0.5pt solid #0099ff"/>
    </style:style>
    <style:style style:name="Tabla1.A9" style:family="table-cell">
      <style:table-cell-properties fo:padding="0.097cm" fo:border-left="0.5pt solid #0099ff" fo:border-right="none" fo:border-top="none" fo:border-bottom="0.5pt solid #0099ff"/>
    </style:style>
    <style:style style:name="Tabla1.B9" style:family="table-cell">
      <style:table-cell-properties fo:padding="0.097cm" fo:border-left="0.5pt solid #0099ff" fo:border-right="0.5pt solid #0099ff" fo:border-top="none" fo:border-bottom="0.5pt solid #0099ff"/>
    </style:style>
    <style:style style:name="Tabla1.A10" style:family="table-cell">
      <style:table-cell-properties fo:padding="0.097cm" fo:border-left="0.5pt solid #0099ff" fo:border-right="none" fo:border-top="none" fo:border-bottom="0.5pt solid #0099ff"/>
    </style:style>
    <style:style style:name="Tabla1.B10" style:family="table-cell">
      <style:table-cell-properties fo:padding="0.097cm" fo:border-left="0.5pt solid #0099ff" fo:border-right="0.5pt solid #0099ff" fo:border-top="none" fo:border-bottom="0.5pt solid #0099ff"/>
    </style:style>
    <style:style style:name="Tabla1.A11" style:family="table-cell">
      <style:table-cell-properties fo:padding="0.097cm" fo:border-left="0.5pt solid #0099ff" fo:border-right="none" fo:border-top="none" fo:border-bottom="0.5pt solid #0099ff"/>
    </style:style>
    <style:style style:name="Tabla1.B11" style:family="table-cell">
      <style:table-cell-properties fo:padding="0.097cm" fo:border-left="0.5pt solid #0099ff" fo:border-right="0.5pt solid #0099ff" fo:border-top="none" fo:border-bottom="0.5pt solid #0099ff"/>
    </style:style>
    <style:style style:name="Tabla1.A12" style:family="table-cell">
      <style:table-cell-properties fo:padding="0.097cm" fo:border-left="0.5pt solid #0099ff" fo:border-right="none" fo:border-top="none" fo:border-bottom="0.5pt solid #0099ff"/>
    </style:style>
    <style:style style:name="Tabla1.B12" style:family="table-cell">
      <style:table-cell-properties fo:padding="0.097cm" fo:border-left="0.5pt solid #0099ff" fo:border-right="0.5pt solid #0099ff" fo:border-top="none" fo:border-bottom="0.5pt solid #0099ff"/>
    </style:style>
    <style:style style:name="P1" style:family="paragraph" style:parent-style-name="Table_20_Contents">
      <style:text-properties officeooo:rsid="0012e641" officeooo:paragraph-rsid="0012e641"/>
    </style:style>
    <style:style style:name="P2" style:family="paragraph" style:parent-style-name="Table_20_Contents">
      <style:paragraph-properties fo:text-align="center" style:justify-single-word="false"/>
      <style:text-properties officeooo:rsid="0012e641" officeooo:paragraph-rsid="0012e641"/>
    </style:style>
    <style:style style:name="P3" style:family="paragraph" style:parent-style-name="Table_20_Contents">
      <style:text-properties officeooo:rsid="00149161" officeooo:paragraph-rsid="00149161"/>
    </style:style>
    <style:style style:name="P4" style:family="paragraph" style:parent-style-name="Table_20_Contents">
      <style:text-properties officeooo:rsid="001ac16a" officeooo:paragraph-rsid="001ac16a"/>
    </style:style>
    <style:style style:name="P5" style:family="paragraph" style:parent-style-name="Table_20_Contents">
      <style:text-properties officeooo:rsid="001e8f7f" officeooo:paragraph-rsid="001e8f7f"/>
    </style:style>
    <style:style style:name="P6" style:family="paragraph" style:parent-style-name="Table_20_Contents">
      <style:text-properties officeooo:rsid="001e8f7f" officeooo:paragraph-rsid="0020cb39"/>
    </style:style>
    <style:style style:name="P7" style:family="paragraph" style:parent-style-name="Table_20_Contents">
      <style:text-properties officeooo:rsid="00149161" officeooo:paragraph-rsid="00149161"/>
    </style:style>
    <style:style style:name="T1" style:family="text">
      <style:text-properties officeooo:rsid="0015ba98"/>
    </style:style>
    <style:style style:name="T2" style:family="text">
      <style:text-properties officeooo:rsid="0020c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1"><text:span text:style-name="T1">[</text:span>paginaEnCurso<text:span text:style-name="T1">]</text:span></text:p>
          </table:table-cell>
          <table:table-cell table:style-name="Tabla1.B2" office:value-type="string">
            <text:p text:style-name="P3">Página actual que se debe mostrar.</text:p>
          </table:table-cell>
        </table:table-row>
        <table:table-row>
          <table:table-cell table:style-name="Tabla1.A2" office:value-type="string">
            <text:p text:style-name="P1"><text:span text:style-name="T1">[</text:span>paginaAnterior<text:span text:style-name="T1">]</text:span></text:p>
          </table:table-cell>
          <table:table-cell table:style-name="Tabla1.B3" office:value-type="string">
            <text:p text:style-name="P3">Página que se debe mostrar si se le da a ‘Volver’.</text:p>
          </table:table-cell>
        </table:table-row>
        <table:table-row>
          <table:table-cell table:style-name="Tabla1.A2" office:value-type="string">
            <text:p text:style-name="P1"><text:span text:style-name="T1">[</text:span>error<text:span text:style-name="T1">]</text:span></text:p>
          </table:table-cell>
          <table:table-cell table:style-name="Tabla1.B4" office:value-type="string">
            <text:p text:style-name="P3">Objeto error que ha ocurrido y se debe mostrar.</text:p>
          </table:table-cell>
        </table:table-row>
        <table:table-row>
          <table:table-cell table:style-name="Tabla1.A2" office:value-type="string">
            <text:p text:style-name="P1"><text:span text:style-name="T1">[</text:span>usuarioDAW208AppFinal<text:span text:style-name="T1">]</text:span></text:p>
          </table:table-cell>
          <table:table-cell table:style-name="Tabla1.B5" office:value-type="string">
            <text:p text:style-name="P3">Objeto usuario que está utilizando la aplicación.</text:p>
          </table:table-cell>
        </table:table-row>
        <table:table-row>
          <table:table-cell table:style-name="Tabla1.A6" office:value-type="string">
            <text:p text:style-name="P1"><text:span text:style-name="T1">[</text:span><text:span text:style-name="T2">c</text:span><text:span text:style-name="T1">riterioBusquedaDepartamento]</text:span></text:p>
          </table:table-cell>
          <table:table-cell table:style-name="Tabla1.B6" office:value-type="string">
            <text:p text:style-name="P3"><text:span text:style-name="T2">Criterios de búsqueda del departamento que se quiere buscar.</text:span></text:p>
          </table:table-cell>
        </table:table-row>
        <table:table-row>
          <table:table-cell table:style-name="Tabla1.A6" office:value-type="string">
            <text:p text:style-name="P1">[criterioBusquedaDepartamento]<text:span text:style-name="T1">[</text:span>descripcionDep<text:span text:style-name="T1">]</text:span></text:p>
          </table:table-cell>
          <table:table-cell table:style-name="Tabla1.B6" office:value-type="string">
            <text:p text:style-name="P3">Descripción del departamento que se quiere buscar.</text:p>
          </table:table-cell>
        </table:table-row>
        <table:table-row>
          <table:table-cell table:style-name="Tabla1.A6" office:value-type="string">
            <text:p text:style-name="P6">[criterioBusquedaDepartamento]</text:p>
            <text:p text:style-name="P6">[estado]</text:p>
          </table:table-cell>
          <table:table-cell table:style-name="Tabla1.B8" office:value-type="string">
            <text:p text:style-name="P5">Estado(alta, baja o ambos) del departamento que se quiere buscar.</text:p>
          </table:table-cell>
        </table:table-row>
        <table:table-row>
          <table:table-cell table:style-name="Tabla1.A2" office:value-type="string">
            <text:p text:style-name="P1"><text:span text:style-name="T1">[</text:span>departamentoEnCurso<text:span text:style-name="T1">]</text:span></text:p>
          </table:table-cell>
          <table:table-cell table:style-name="Tabla1.B9" office:value-type="string">
            <text:p text:style-name="P3">Departamento con el que se quiere trabajar.</text:p>
          </table:table-cell>
        </table:table-row>
        <table:table-row>
          <table:table-cell table:style-name="Tabla1.A10" office:value-type="string">
            <text:p text:style-name="P1"><text:span text:style-name="T1">[</text:span>fechaNASA<text:span text:style-name="T1">]</text:span></text:p>
          </table:table-cell>
          <table:table-cell table:style-name="Tabla1.B10" office:value-type="string">
            <text:p text:style-name="P3">Fecha de la que se quiere obtener la foto del día de la NASA.</text:p>
          </table:table-cell>
        </table:table-row>
        <table:table-row>
          <table:table-cell table:style-name="Tabla1.A10" office:value-type="string">
            <text:p text:style-name="P4">[fechaHoroscopo]</text:p>
          </table:table-cell>
          <table:table-cell table:style-name="Tabla1.B11" office:value-type="string">
            <text:p text:style-name="P4">Fecha requerida para la API del horóscopo.</text:p>
          </table:table-cell>
        </table:table-row>
        <table:table-row>
          <table:table-cell table:style-name="Tabla1.A12" office:value-type="string">
            <text:p text:style-name="P4">[signo]</text:p>
          </table:table-cell>
          <table:table-cell table:style-name="Tabla1.B12" office:value-type="string">
            <text:p text:style-name="P4">Signo zodiacal requerido para la API del horóscop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9:08:12.357000000</meta:creation-date>
    <dc:date>2025-02-14T12:51:41.661000000</dc:date>
    <meta:editing-duration>PT16M19S</meta:editing-duration>
    <meta:editing-cycles>5</meta:editing-cycles>
    <meta:generator>LibreOffice/24.2.4.2$Windows_X86_64 LibreOffice_project/51a6219feb6075d9a4c46691dcfe0cd9c4fff3c2</meta:generator>
    <meta:print-date>2025-02-14T12:38:12.470000000</meta:print-date>
    <meta:printed-by>Archivos PDF</meta:printed-by>
    <meta:document-statistic meta:table-count="1" meta:image-count="0" meta:object-count="0" meta:page-count="1" meta:paragraph-count="25" meta:word-count="109" meta:character-count="791" meta:non-whitespace-character-count="707"/>
  </office:meta>
</office:document-meta>
</file>